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size" style:writing-mode="lr-tb" loext:decorative="false"/>
    </style:style>
    <style:style style:name="gr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left" draw:textarea-vertical-align="top" draw:auto-grow-height="false" fo:min-height="6.046cm" fo:min-width="20.04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left" draw:textarea-vertical-align="top" draw:auto-grow-height="false" fo:min-height="5.046cm" fo:min-width="20.04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left" draw:textarea-vertical-align="top" draw:auto-grow-height="false" fo:min-height="4.796cm" fo:min-width="20.04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616cm" fo:min-width="2.35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68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539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50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UML_20_Arrow" draw:marker-end-width="0.28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528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561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UML_20_Arrow" draw:marker-end-width="0.28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9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UML_20_Arrow" draw:marker-end-width="0.28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7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301cm" fo:min-width="3.532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642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324cm" fo:min-width="4.103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33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278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634cm" fo:min-width="3.977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386cm" fo:min-width="4.536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368cm" fo:min-width="4.192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517cm" fo:min-width="3.61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39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32cm" fo:min-width="4.446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506cm" fo:min-width="3.96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2" draw:text-style-name="P2" xml:id="id2" draw:id="id2" draw:layer="layout" svg:width="2cm" svg:height="2.75cm" svg:x="1.5cm" svg:y="3.75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3">
            <draw:path draw:style-name="gr4" draw:text-style-name="P3" draw:layer="layout" svg:width="0.5cm" svg:height="0.5cm" svg:x="2.25cm" svg:y="4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5" draw:text-style-name="P3" draw:layer="layout" svg:x1="2.5cm" svg:y1="4.5cm" svg:x2="2.5cm" svg:y2="5.27cm">
              <text:p/>
            </draw:line>
            <draw:line draw:style-name="gr6" draw:text-style-name="P3" draw:layer="layout" svg:x1="2cm" svg:y1="4.75cm" svg:x2="3.02cm" svg:y2="4.75cm">
              <text:p/>
            </draw:line>
            <draw:line draw:style-name="gr7" draw:text-style-name="P3" draw:layer="layout" svg:x1="2.5cm" svg:y1="5.25cm" svg:x2="3cm" svg:y2="5.75cm">
              <text:p/>
            </draw:line>
            <draw:line draw:style-name="gr8" draw:text-style-name="P3" draw:layer="layout" svg:x1="2.5cm" svg:y1="5.25cm" svg:x2="2cm" svg:y2="5.75cm">
              <text:p/>
            </draw:line>
          </draw:g>
          <draw:g draw:style-name="gr1" xml:id="id5" draw:id="id5">
            <draw:glue-point draw:id="4" svg:x="2.5cm" svg:y="5cm"/>
            <draw:glue-point draw:id="5" svg:x="5cm" svg:y="2.272cm"/>
            <draw:glue-point draw:id="6" svg:x="-5cm" svg:y="2.272cm"/>
            <draw:glue-point draw:id="7" svg:x="5cm" svg:y="-2.272cm"/>
            <draw:glue-point draw:id="8" svg:x="-5cm" svg:y="-2.272cm"/>
            <draw:glue-point draw:id="9" svg:x="-2.5cm" svg:y="-5cm"/>
            <draw:glue-point draw:id="10" svg:x="2.5cm" svg:y="-5cm"/>
            <draw:glue-point draw:id="11" svg:x="-2.5cm" svg:y="5cm"/>
            <draw:glue-point draw:id="12" svg:x="2.5cm" svg:y="5cm"/>
            <draw:glue-point draw:id="13" svg:x="5cm" svg:y="-1.363cm"/>
            <draw:glue-point draw:id="14" svg:x="-5cm" svg:y="-1.363cm"/>
            <draw:custom-shape draw:style-name="gr9" draw:text-style-name="P2" draw:layer="layout" svg:width="2cm" svg:height="2.75cm" svg:x="26.5cm" svg:y="4.75cm">
              <draw:glue-point draw:id="4" svg:x="5cm" svg:y="-1.426cm"/>
              <draw:glue-point draw:id="5" svg:x="-5cm" svg:y="-1.426cm"/>
              <draw:glue-point draw:id="6" svg:x="5cm" svg:y="2.272cm"/>
              <draw:glue-point draw:id="7" svg:x="-5cm" svg:y="2.272cm"/>
              <draw:glue-point draw:id="8" svg:x="2.5cm" svg:y="-5cm"/>
              <draw:glue-point draw:id="9" svg:x="-2.5cm" svg:y="-5cm"/>
              <draw:glue-point draw:id="10" svg:x="-2.5cm" svg:y="5cm"/>
              <draw:glue-point draw:id="11" svg:x="2.5cm" svg:y="5cm"/>
              <text:p text:style-name="P1"><text:span text:style-name="T1">Commerc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style-name="gr3">
              <draw:path draw:style-name="gr10" draw:text-style-name="P3" draw:layer="layout" svg:width="0.5cm" svg:height="0.5cm" svg:x="27.25cm" svg:y="5cm" svg:viewBox="0 0 501 501" svg:d="M501 251c0 43-12 87-34 125s-53 69-91 91-82 34-125 34c-44 0-88-12-126-34s-69-53-91-91-34-82-34-125c0-44 12-88 34-126s53-69 91-91 82-34 126-34c43 0 87 12 125 34s69 53 91 91 34 82 34 126z">
                <text:p/>
              </draw:path>
              <draw:line draw:style-name="gr11" draw:text-style-name="P3" draw:layer="layout" svg:x1="27.5cm" svg:y1="5.5cm" svg:x2="27.5cm" svg:y2="6.27cm">
                <text:p/>
              </draw:line>
              <draw:line draw:style-name="gr12" draw:text-style-name="P3" draw:layer="layout" svg:x1="27cm" svg:y1="5.75cm" svg:x2="28.02cm" svg:y2="5.75cm">
                <text:p/>
              </draw:line>
              <draw:line draw:style-name="gr13" draw:text-style-name="P3" draw:layer="layout" svg:x1="27.5cm" svg:y1="6.25cm" svg:x2="28cm" svg:y2="6.75cm">
                <text:p/>
              </draw:line>
              <draw:line draw:style-name="gr14" draw:text-style-name="P3" draw:layer="layout" svg:x1="27.5cm" svg:y1="6.25cm" svg:x2="27cm" svg:y2="6.75cm">
                <text:p/>
              </draw:line>
            </draw:g>
          </draw:g>
          <draw:g draw:style-name="gr1" xml:id="id10" draw:id="id10">
            <draw:glue-point draw:id="4" svg:x="2.5cm" svg:y="5cm"/>
            <draw:glue-point draw:id="5" svg:x="5cm" svg:y="2.272cm"/>
            <draw:glue-point draw:id="6" svg:x="-5cm" svg:y="2.272cm"/>
            <draw:glue-point draw:id="7" svg:x="5cm" svg:y="-2.272cm"/>
            <draw:glue-point draw:id="8" svg:x="-5cm" svg:y="-2.272cm"/>
            <draw:glue-point draw:id="9" svg:x="-2.5cm" svg:y="-5cm"/>
            <draw:glue-point draw:id="10" svg:x="2.5cm" svg:y="-5cm"/>
            <draw:glue-point draw:id="11" svg:x="-2.5cm" svg:y="5cm"/>
            <draw:glue-point draw:id="12" svg:x="2.5cm" svg:y="5cm"/>
            <draw:glue-point draw:id="13" svg:x="5cm" svg:y="-1.363cm"/>
            <draw:glue-point draw:id="14" svg:x="-5cm" svg:y="-1.363cm"/>
            <draw:custom-shape draw:style-name="gr15" draw:text-style-name="P2" draw:layer="layout" svg:width="2cm" svg:height="2.75cm" svg:x="26.7cm" svg:y="14.5cm">
              <draw:glue-point draw:id="4" svg:x="5cm" svg:y="-1.426cm"/>
              <draw:glue-point draw:id="5" svg:x="-5cm" svg:y="-1.426cm"/>
              <draw:glue-point draw:id="6" svg:x="5cm" svg:y="2.272cm"/>
              <draw:glue-point draw:id="7" svg:x="-5cm" svg:y="2.272cm"/>
              <draw:glue-point draw:id="8" svg:x="2.5cm" svg:y="-5cm"/>
              <draw:glue-point draw:id="9" svg:x="-2.5cm" svg:y="-5cm"/>
              <draw:glue-point draw:id="10" svg:x="-2.5cm" svg:y="5cm"/>
              <draw:glue-point draw:id="11" svg:x="2.5cm" svg:y="5cm"/>
              <text:p text:style-name="P1"><text:span text:style-name="T1">Nr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style-name="gr3">
              <draw:path draw:style-name="gr16" draw:text-style-name="P3" draw:layer="layout" svg:width="0.5cm" svg:height="0.5cm" svg:x="27.45cm" svg:y="14.75cm" svg:viewBox="0 0 501 501" svg:d="M501 251c0 43-12 87-34 125s-53 69-91 91-82 34-125 34c-44 0-88-12-126-34s-69-53-91-91-34-82-34-125c0-44 12-88 34-126s53-69 91-91 82-34 126-34c43 0 87 12 125 34s69 53 91 91 34 82 34 126z">
                <text:p/>
              </draw:path>
              <draw:line draw:style-name="gr17" draw:text-style-name="P3" draw:layer="layout" svg:x1="27.7cm" svg:y1="15.25cm" svg:x2="27.7cm" svg:y2="16.02cm">
                <text:p/>
              </draw:line>
              <draw:line draw:style-name="gr18" draw:text-style-name="P3" draw:layer="layout" svg:x1="27.2cm" svg:y1="15.5cm" svg:x2="28.22cm" svg:y2="15.5cm">
                <text:p/>
              </draw:line>
              <draw:line draw:style-name="gr19" draw:text-style-name="P3" draw:layer="layout" svg:x1="27.7cm" svg:y1="16cm" svg:x2="28.2cm" svg:y2="16.5cm">
                <text:p/>
              </draw:line>
              <draw:line draw:style-name="gr20" draw:text-style-name="P3" draw:layer="layout" svg:x1="27.7cm" svg:y1="16cm" svg:x2="27.2cm" svg:y2="16.5cm">
                <text:p/>
              </draw:line>
            </draw:g>
          </draw:g>
          <draw:custom-shape draw:style-name="gr21" draw:text-style-name="P5" draw:layer="layout" svg:width="20.5cm" svg:height="6.25cm" svg:x="4cm" svg:y="2.25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 text:style-name="P4"><text:span text:style-name="T2">Somos Clients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20.5cm" svg:height="5.25cm" svg:x="4cm" svg:y="9.25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 text:style-name="P4"><text:span text:style-name="T2">Somos Comm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5" draw:layer="layout" svg:width="20.5cm" svg:height="5cm" svg:x="4cm" svg:y="15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 text:style-name="P4"><text:span text:style-name="T2">Somos Web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7" xml:id="id1" draw:id="id1" draw:layer="layout" svg:width="3.962cm" svg:height="1.156cm" svg:x="4.538cm" svg:y="3.344cm">
            <text:p text:style-name="P6"><text:span text:style-name="T3">Registrar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5" draw:text-style-name="P8" draw:layer="layout" draw:type="line" svg:x1="4.538cm" svg:y1="3.922cm" svg:x2="3.5cm" svg:y2="4.733cm" draw:start-shape="id1" draw:start-glue-point="6" draw:end-shape="id2" draw:end-glue-point="4" svg:d="M4538 3922l-1038 811" svg:viewBox="0 0 1039 812">
            <text:p/>
          </draw:connector>
          <draw:custom-shape draw:style-name="gr26" draw:text-style-name="P7" xml:id="id3" draw:id="id3" draw:layer="layout" svg:width="5cm" svg:height="1.25cm" svg:x="4.25cm" svg:y="4.75cm">
            <text:p text:style-name="P6"><text:span text:style-name="T3">Iniciar Ses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7" draw:text-style-name="P8" draw:layer="layout" draw:type="line" svg:x1="4.25cm" svg:y1="5.375cm" svg:x2="3.5cm" svg:y2="5.749cm" draw:start-shape="id3" draw:start-glue-point="6" draw:end-shape="id2" draw:end-glue-point="6" svg:d="M4250 5375l-750 374" svg:viewBox="0 0 751 375">
            <text:p/>
          </draw:connector>
          <draw:custom-shape draw:style-name="gr28" draw:text-style-name="P7" xml:id="id4" draw:id="id4" draw:layer="layout" svg:width="5cm" svg:height="1.047cm" svg:x="11.5cm" svg:y="7.25cm">
            <text:p text:style-name="P6"><text:span text:style-name="T3">Generar compr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9" draw:text-style-name="P8" draw:layer="layout" draw:type="line" svg:x1="11.5cm" svg:y1="7.774cm" svg:x2="3cm" svg:y2="6.5cm" draw:start-shape="id4" draw:start-glue-point="6" draw:end-shape="id2" draw:end-glue-point="11" svg:d="M11500 7774l-8500-1274" svg:viewBox="0 0 8501 1275">
            <text:p/>
          </draw:connector>
          <draw:connector draw:style-name="gr30" draw:text-style-name="P8" draw:layer="layout" draw:type="line" svg:x1="27cm" svg:y1="7.5cm" svg:x2="16.5cm" svg:y2="7.774cm" draw:start-shape="id5" draw:start-glue-point="11" draw:end-shape="id4" draw:end-glue-point="10" svg:d="M27000 7500l-10500 274" svg:viewBox="0 0 10501 275">
            <text:p/>
          </draw:connector>
          <draw:custom-shape draw:style-name="gr31" draw:text-style-name="P7" xml:id="id6" draw:id="id6" draw:layer="layout" svg:width="5cm" svg:height="1cm" svg:x="8.25cm" svg:y="2.5cm">
            <text:p text:style-name="P6"><text:span text:style-name="T3">Editar perfi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2" draw:text-style-name="P8" draw:layer="layout" draw:type="line" svg:x1="8.25cm" svg:y1="3cm" svg:x2="3.5cm" svg:y2="4.733cm" draw:start-shape="id6" draw:start-glue-point="6" draw:end-shape="id2" draw:end-glue-point="4" svg:d="M8250 3000l-4750 1733" svg:viewBox="0 0 4751 1734">
            <text:p/>
          </draw:connector>
          <draw:connector draw:style-name="gr33" draw:text-style-name="P10" draw:layer="layout" draw:type="line" svg:x1="10.75cm" svg:y1="3.5cm" svg:x2="8.518cm" svg:y2="4.933cm" draw:start-shape="id6" draw:start-glue-point="8" draw:end-shape="id3" draw:end-glue-point="11" svg:d="M10750 3500l-2232 1433" svg:viewBox="0 0 2233 1434">
            <text:p text:style-name="P9"><text:span text:style-name="T2">«includes»</text:span></text:p>
          </draw:connector>
          <draw:custom-shape draw:style-name="gr34" draw:text-style-name="P7" xml:id="id7" draw:id="id7" draw:layer="layout" svg:width="5cm" svg:height="1.03cm" svg:x="11.75cm" svg:y="4.72cm">
            <text:p text:style-name="P6"><text:span text:style-name="T3">Explorar map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7" xml:id="id8" draw:id="id8" draw:layer="layout" svg:width="5cm" svg:height="1.077cm" svg:x="13.5cm" svg:y="2.5cm">
            <text:p text:style-name="P6"><text:span text:style-name="T3">Ver entida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10" draw:layer="layout" draw:type="line" svg:x1="14.25cm" svg:y1="4.72cm" svg:x2="16cm" svg:y2="3.577cm" draw:start-shape="id7" draw:start-glue-point="4" draw:end-shape="id8" draw:end-glue-point="8" svg:d="M14250 4720l1750-1143" svg:viewBox="0 0 1751 1144">
            <text:p text:style-name="P9"><text:span text:style-name="T2">«</text:span><text:span text:style-name="T2">e</text:span><text:span text:style-name="T2">x</text:span><text:span text:style-name="T2">t</text:span><text:span text:style-name="T2">e</text:span><text:span text:style-name="T2">n</text:span><text:span text:style-name="T2">d</text:span><text:span text:style-name="T2">s</text:span><text:span text:style-name="T2">»</text:span></text:p>
          </draw:connector>
          <draw:connector draw:style-name="gr37" draw:text-style-name="P8" draw:layer="layout" draw:type="line" svg:x1="12.482cm" svg:y1="5.6cm" svg:x2="2.5cm" svg:y2="6.5cm" draw:start-shape="id7" draw:start-glue-point="7" draw:end-shape="id2" draw:end-glue-point="2" svg:d="M12482 5600l-9982 900" svg:viewBox="0 0 9983 901">
            <text:p/>
          </draw:connector>
          <draw:connector draw:style-name="gr38" draw:text-style-name="P8" draw:layer="layout" draw:type="line" svg:x1="26.5cm" svg:y1="5.751cm" svg:x2="16.75cm" svg:y2="5.235cm" draw:start-shape="id5" draw:start-glue-point="14" draw:end-shape="id7" draw:end-glue-point="10" svg:d="M26500 5751l-9750-516" svg:viewBox="0 0 9751 517">
            <text:p/>
          </draw:connector>
          <draw:connector draw:style-name="gr39" draw:text-style-name="P10" draw:layer="layout" draw:type="line" svg:x1="16.018cm" svg:y1="5.6cm" svg:x2="18.5cm" svg:y2="5.479cm" draw:start-shape="id7" draw:start-glue-point="9" draw:end-shape="id9" draw:end-glue-point="6" svg:d="M16018 5600l2482-121" svg:viewBox="0 0 2483 122">
            <text:p text:style-name="P9"><text:span text:style-name="T2">«</text:span><text:span text:style-name="T2">e</text:span><text:span text:style-name="T2">x</text:span><text:span text:style-name="T2">t</text:span><text:span text:style-name="T2">e</text:span><text:span text:style-name="T2">n</text:span><text:span text:style-name="T2">d</text:span><text:span text:style-name="T2">s</text:span><text:span text:style-name="T2">»</text:span></text:p>
          </draw:connector>
          <draw:custom-shape draw:style-name="gr40" draw:text-style-name="P7" xml:id="id9" draw:id="id9" draw:layer="layout" svg:width="5cm" svg:height="0.958cm" svg:x="18.5cm" svg:y="5cm">
            <text:p text:style-name="P6"><text:span text:style-name="T3">Filtrar entidad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1" draw:text-style-name="P8" draw:layer="layout" draw:type="line" svg:x1="26.7cm" svg:y1="15.501cm" svg:x2="14.25cm" svg:y2="5.75cm" draw:start-shape="id10" draw:start-glue-point="14" draw:end-shape="id7" draw:end-glue-point="8" svg:d="M26700 15501l-12450-9751" svg:viewBox="0 0 12451 9752">
            <text:p/>
          </draw:connector>
          <draw:connector draw:style-name="gr42" draw:text-style-name="P8" draw:layer="layout" draw:type="line" svg:x1="27.2cm" svg:y1="14.5cm" svg:x2="21cm" svg:y2="5.958cm" draw:start-shape="id10" draw:start-glue-point="9" draw:end-shape="id9" draw:end-glue-point="8" svg:d="M27200 14500l-6200-8542" svg:viewBox="0 0 6201 8543">
            <text:p/>
          </draw:connector>
          <draw:connector draw:style-name="gr43" draw:text-style-name="P8" draw:layer="layout" draw:type="line" svg:x1="26.5cm" svg:y1="6.749cm" svg:x2="23.5cm" svg:y2="5.479cm" draw:start-shape="id5" draw:start-glue-point="6" draw:end-shape="id9" draw:end-glue-point="10" svg:d="M26500 6749l-3000-1270" svg:viewBox="0 0 3001 1271">
            <text:p/>
          </draw:connector>
          <draw:custom-shape draw:style-name="gr44" draw:text-style-name="P7" xml:id="id11" draw:id="id11" draw:layer="layout" svg:width="5.634cm" svg:height="0.711cm" svg:x="4.616cm" svg:y="7.539cm">
            <text:p text:style-name="P6"><text:span text:style-name="T3">Visualizar punto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5" draw:text-style-name="P8" draw:layer="layout" draw:type="line" svg:x1="4.616cm" svg:y1="7.895cm" svg:x2="2cm" svg:y2="6.5cm" draw:start-shape="id11" draw:start-glue-point="6" draw:end-shape="id2" draw:end-glue-point="10" svg:d="M4616 7895l-2616-1395" svg:viewBox="0 0 2617 1396">
            <text:p/>
          </draw:connector>
          <draw:custom-shape draw:style-name="gr46" draw:text-style-name="P7" xml:id="id12" draw:id="id12" draw:layer="layout" svg:width="5cm" svg:height="1.192cm" svg:x="10.704cm" svg:y="9.558cm">
            <text:p text:style-name="P6"><text:span text:style-name="T3">Mirar compra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8" draw:layer="layout" draw:type="line" svg:x1="27cm" svg:y1="7.5cm" svg:x2="15.704cm" svg:y2="10.154cm" draw:start-shape="id5" draw:start-glue-point="11" draw:end-shape="id12" draw:end-glue-point="10" svg:d="M27000 7500l-11296 2654" svg:viewBox="0 0 11297 2655">
            <text:p/>
          </draw:connector>
          <draw:custom-shape draw:style-name="gr48" draw:text-style-name="P7" xml:id="id13" draw:id="id13" draw:layer="layout" svg:width="6.441cm" svg:height="0.742cm" svg:x="15.75cm" svg:y="13.508cm">
            <text:p text:style-name="P6"><text:span text:style-name="T3">Mirar donacion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9" draw:text-style-name="P8" draw:layer="layout" draw:type="line" svg:x1="26.7cm" svg:y1="15.501cm" svg:x2="22.191cm" svg:y2="13.879cm" draw:start-shape="id10" draw:start-glue-point="14" draw:end-shape="id13" draw:end-glue-point="10" svg:d="M26700 15501l-4509-1622" svg:viewBox="0 0 4510 1623">
            <text:p/>
          </draw:connector>
          <draw:connector draw:style-name="gr50" draw:text-style-name="P8" draw:layer="layout" draw:type="line" svg:x1="28cm" svg:y1="7.5cm" svg:x2="21.248cm" svg:y2="13.616cm" draw:start-shape="id5" draw:start-glue-point="4" draw:end-shape="id13" draw:end-glue-point="11" svg:d="M28000 7500l-6752 6116" svg:viewBox="0 0 6753 6117">
            <text:p/>
          </draw:connector>
          <draw:custom-shape draw:style-name="gr51" draw:text-style-name="P7" xml:id="id14" draw:id="id14" draw:layer="layout" svg:width="5cm" svg:height="0.75cm" svg:x="11.75cm" svg:y="11.25cm">
            <text:p text:style-name="P6"><text:span text:style-name="T3">Mi</text:span><text:span text:style-name="T3">rar </text:span><text:span text:style-name="T3">ca</text:span><text:span text:style-name="T3">sh</text:span><text:span text:style-name="T3">ou</text:span><text:span text:style-name="T3">t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2" draw:text-style-name="P8" draw:layer="layout" draw:type="line" svg:x1="28cm" svg:y1="7.5cm" svg:x2="16.018cm" svg:y2="11.359cm" draw:start-shape="id5" draw:start-glue-point="4" draw:end-shape="id14" draw:end-glue-point="11" svg:d="M28000 7500l-11982 3859" svg:viewBox="0 0 11983 3860">
            <text:p/>
          </draw:connector>
          <draw:custom-shape draw:style-name="gr53" draw:text-style-name="P7" xml:id="id15" draw:id="id15" draw:layer="layout" svg:width="5cm" svg:height="0.678cm" svg:x="5cm" svg:y="11.25cm">
            <text:p text:style-name="P6"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r</text:span><text:span text:style-name="T3"> </text:span><text:span text:style-name="T3">c</text:span><text:span text:style-name="T3">o</text:span><text:span text:style-name="T3">m</text:span><text:span text:style-name="T3">p</text:span><text:span text:style-name="T3">r</text:span><text:span text:style-name="T3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4" draw:text-style-name="P8" draw:layer="layout" draw:type="line" svg:x1="2cm" svg:y1="6.5cm" svg:x2="5.732cm" svg:y2="11.349cm" draw:start-shape="id2" draw:start-glue-point="10" draw:end-shape="id15" draw:end-glue-point="5" svg:d="M2000 6500l3732 4849" svg:viewBox="0 0 3733 4850">
            <text:p/>
          </draw:connector>
          <draw:connector draw:style-name="gr55" draw:text-style-name="P8" draw:layer="layout" draw:type="line" svg:x1="27cm" svg:y1="7.5cm" svg:x2="9.268cm" svg:y2="11.349cm" draw:start-shape="id5" draw:start-glue-point="11" draw:end-shape="id15" draw:end-glue-point="11" svg:d="M27000 7500l-17732 3849" svg:viewBox="0 0 17733 3850">
            <text:p/>
          </draw:connector>
          <draw:custom-shape draw:style-name="gr56" draw:text-style-name="P7" xml:id="id16" draw:id="id16" draw:layer="layout" svg:width="6.263cm" svg:height="1.182cm" svg:x="15.75cm" svg:y="11.818cm">
            <text:p text:style-name="P6"><text:span text:style-name="T3">Administrar perfi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7" draw:text-style-name="P8" draw:layer="layout" draw:type="line" svg:x1="28cm" svg:y1="7.5cm" svg:x2="18.882cm" svg:y2="11.818cm" draw:start-shape="id5" draw:start-glue-point="4" draw:end-shape="id16" draw:end-glue-point="4" svg:d="M28000 7500l-9118 4318" svg:viewBox="0 0 9119 4319">
            <text:p/>
          </draw:connector>
          <draw:custom-shape draw:style-name="gr58" draw:text-style-name="P7" xml:id="id17" draw:id="id17" draw:layer="layout" svg:width="7.052cm" svg:height="0.83cm" svg:x="10.198cm" svg:y="17.5cm">
            <text:p text:style-name="P6"><text:span text:style-name="T3">Des-Habilitar comercio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 draw:style-name="gr1" xml:id="id18" draw:id="id18">
            <draw:glue-point draw:id="4" svg:x="2.5cm" svg:y="5cm"/>
            <draw:glue-point draw:id="5" svg:x="5cm" svg:y="2.272cm"/>
            <draw:glue-point draw:id="6" svg:x="-5cm" svg:y="2.272cm"/>
            <draw:glue-point draw:id="7" svg:x="5cm" svg:y="-2.272cm"/>
            <draw:glue-point draw:id="8" svg:x="-5cm" svg:y="-2.272cm"/>
            <draw:glue-point draw:id="9" svg:x="-2.5cm" svg:y="-5cm"/>
            <draw:glue-point draw:id="10" svg:x="2.5cm" svg:y="-5cm"/>
            <draw:glue-point draw:id="11" svg:x="-2.5cm" svg:y="5cm"/>
            <draw:glue-point draw:id="12" svg:x="2.5cm" svg:y="5cm"/>
            <draw:glue-point draw:id="13" svg:x="5cm" svg:y="-1.363cm"/>
            <draw:glue-point draw:id="14" svg:x="-5cm" svg:y="-1.363cm"/>
            <draw:custom-shape draw:style-name="gr59" draw:text-style-name="P2" draw:layer="layout" svg:width="2cm" svg:height="2.75cm" svg:x="1.5cm" svg:y="15.5cm">
              <draw:glue-point draw:id="4" svg:x="5cm" svg:y="-1.426cm"/>
              <draw:glue-point draw:id="5" svg:x="-5cm" svg:y="-1.426cm"/>
              <draw:glue-point draw:id="6" svg:x="5cm" svg:y="2.272cm"/>
              <draw:glue-point draw:id="7" svg:x="-5cm" svg:y="2.272cm"/>
              <draw:glue-point draw:id="8" svg:x="2.5cm" svg:y="-5cm"/>
              <draw:glue-point draw:id="9" svg:x="-2.5cm" svg:y="-5cm"/>
              <draw:glue-point draw:id="10" svg:x="-2.5cm" svg:y="5cm"/>
              <draw:glue-point draw:id="11" svg:x="2.5cm" svg:y="5cm"/>
              <text:p text:style-name="P1"><text:span text:style-name="T1">E</text:span><text:span text:style-name="T1">m</text:span><text:span text:style-name="T1">p</text:span><text:span text:style-name="T1">l</text:span><text:span text:style-name="T1">o</text:span><text:span text:style-name="T1">y</text:span><text:span text:style-name="T1">e</text:span><text:span text:style-name="T1">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style-name="gr3">
              <draw:path draw:style-name="gr60" draw:text-style-name="P3" draw:layer="layout" svg:width="0.5cm" svg:height="0.5cm" svg:x="2.25cm" svg:y="15.75cm" svg:viewBox="0 0 501 501" svg:d="M501 251c0 43-12 87-34 125s-53 69-91 91-82 34-125 34c-44 0-88-12-126-34s-69-53-91-91-34-82-34-125c0-44 12-88 34-126s53-69 91-91 82-34 126-34c43 0 87 12 125 34s69 53 91 91 34 82 34 126z">
                <text:p/>
              </draw:path>
              <draw:line draw:style-name="gr61" draw:text-style-name="P3" draw:layer="layout" svg:x1="2.5cm" svg:y1="16.25cm" svg:x2="2.5cm" svg:y2="17.02cm">
                <text:p/>
              </draw:line>
              <draw:line draw:style-name="gr62" draw:text-style-name="P3" draw:layer="layout" svg:x1="2cm" svg:y1="16.5cm" svg:x2="3.02cm" svg:y2="16.5cm">
                <text:p/>
              </draw:line>
              <draw:line draw:style-name="gr63" draw:text-style-name="P3" draw:layer="layout" svg:x1="2.5cm" svg:y1="17cm" svg:x2="3cm" svg:y2="17.5cm">
                <text:p/>
              </draw:line>
              <draw:line draw:style-name="gr64" draw:text-style-name="P3" draw:layer="layout" svg:x1="2.5cm" svg:y1="17cm" svg:x2="2cm" svg:y2="17.5cm">
                <text:p/>
              </draw:line>
            </draw:g>
          </draw:g>
          <draw:connector draw:style-name="gr65" draw:text-style-name="P8" draw:layer="layout" draw:type="line" svg:x1="10.198cm" svg:y1="17.915cm" svg:x2="3.5cm" svg:y2="16.501cm" draw:start-shape="id17" draw:start-glue-point="6" draw:end-shape="id18" draw:end-glue-point="13" svg:d="M10198 17915l-6698-1414" svg:viewBox="0 0 6699 1415">
            <text:p/>
          </draw:connector>
          <draw:connector draw:style-name="gr66" draw:text-style-name="P8" draw:layer="layout" draw:type="line" svg:x1="28cm" svg:y1="7.5cm" svg:x2="17.25cm" svg:y2="17.915cm" draw:start-shape="id5" draw:start-glue-point="4" draw:end-shape="id17" draw:end-glue-point="10" svg:d="M28000 7500l-10750 10415" svg:viewBox="0 0 10751 10416">
            <text:p/>
          </draw:connector>
          <draw:custom-shape draw:style-name="gr67" draw:text-style-name="P7" xml:id="id19" draw:id="id19" draw:layer="layout" svg:width="6.566cm" svg:height="0.804cm" svg:x="8cm" svg:y="16.196cm">
            <text:p text:style-name="P6"><text:span text:style-name="T3">Desactivar usuari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8" draw:text-style-name="P8" draw:layer="layout" draw:type="line" svg:x1="8cm" svg:y1="16.598cm" svg:x2="3.5cm" svg:y2="16.501cm" draw:start-shape="id19" draw:start-glue-point="6" draw:end-shape="id18" draw:end-glue-point="13" svg:d="M8000 16598l-4500-97" svg:viewBox="0 0 4501 98">
            <text:p/>
          </draw:connector>
          <draw:connector draw:style-name="gr69" draw:text-style-name="P8" draw:layer="layout" draw:type="line" svg:x1="8cm" svg:y1="16.598cm" svg:x2="2cm" svg:y2="6.5cm" draw:start-shape="id19" draw:start-glue-point="6" draw:end-shape="id2" draw:end-glue-point="10" svg:d="M8000 16598l-6000-10098" svg:viewBox="0 0 6001 10099">
            <text:p/>
          </draw:connector>
          <draw:custom-shape draw:style-name="gr70" draw:text-style-name="P7" xml:id="id20" draw:id="id20" draw:layer="layout" svg:width="5.75cm" svg:height="1.017cm" svg:x="10.25cm" svg:y="18.733cm">
            <text:p text:style-name="P6"><text:span text:style-name="T3">Des-Habilitar nr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1" draw:text-style-name="P8" draw:layer="layout" draw:type="line" svg:x1="26.7cm" svg:y1="16.499cm" svg:x2="16cm" svg:y2="19.242cm" draw:start-shape="id10" draw:start-glue-point="6" draw:end-shape="id20" draw:end-glue-point="10" svg:d="M26700 16499l-10700 2743" svg:viewBox="0 0 10701 2744">
            <text:p/>
          </draw:connector>
          <draw:connector draw:style-name="gr72" draw:text-style-name="P8" draw:layer="layout" draw:type="line" svg:x1="10.25cm" svg:y1="19.242cm" svg:x2="3.5cm" svg:y2="17.499cm" draw:start-shape="id20" draw:start-glue-point="6" draw:end-shape="id18" draw:end-glue-point="5" svg:d="M10250 19242l-6750-1743" svg:viewBox="0 0 6751 1744">
            <text:p/>
          </draw:connector>
          <draw:custom-shape draw:style-name="gr73" draw:text-style-name="P7" xml:id="id22" draw:id="id22" draw:layer="layout" svg:width="5cm" svg:height="0.836cm" svg:x="17.25cm" svg:y="16.914cm">
            <text:p text:style-name="P6"><text:span text:style-name="T3">Pagar Cash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7" xml:id="id21" draw:id="id21" draw:layer="layout" svg:width="6.926cm" svg:height="0.896cm" svg:x="4.324cm" svg:y="18.104cm">
            <text:p text:style-name="P6"><text:span text:style-name="T3">Revocar movimient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5" draw:text-style-name="P8" draw:layer="layout" draw:type="line" svg:x1="4.324cm" svg:y1="18.552cm" svg:x2="3cm" svg:y2="18.25cm" draw:start-shape="id21" draw:start-glue-point="6" draw:end-shape="id18" draw:end-glue-point="4" svg:d="M4324 18552l-1324-302" svg:viewBox="0 0 1325 303">
            <text:p/>
          </draw:connector>
          <draw:connector draw:style-name="gr76" draw:text-style-name="P8" draw:layer="layout" draw:type="line" svg:x1="17.25cm" svg:y1="17.332cm" svg:x2="3.5cm" svg:y2="16.875cm" draw:start-shape="id22" draw:start-glue-point="6" draw:end-shape="id18" draw:end-glue-point="1" svg:d="M17250 17332l-13750-457" svg:viewBox="0 0 13751 458">
            <text:p/>
          </draw:connector>
          <draw:connector draw:style-name="gr77" draw:text-style-name="P8" draw:layer="layout" draw:type="line" svg:x1="19.75cm" svg:y1="16.914cm" svg:x2="28cm" svg:y2="7.5cm" draw:start-shape="id22" draw:start-glue-point="4" draw:end-shape="id5" draw:end-glue-point="4" svg:d="M19750 16914l8250-9414" svg:viewBox="0 0 8251 9415">
            <text:p/>
          </draw:connector>
          <draw:custom-shape draw:style-name="gr78" draw:text-style-name="P7" xml:id="id23" draw:id="id23" draw:layer="layout" svg:width="6.25cm" svg:height="1cm" svg:x="18cm" svg:y="10.5cm">
            <text:p text:style-name="P6"><text:span text:style-name="T3">Generar donac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9" draw:text-style-name="P8" draw:layer="layout" draw:type="line" svg:x1="23.335cm" svg:y1="10.646cm" svg:x2="27.5cm" svg:y2="7.5cm" draw:start-shape="id23" draw:start-glue-point="11" draw:end-shape="id5" svg:d="M23335 10646l4165-3146" svg:viewBox="0 0 4166 3147">
            <text:p/>
          </draw:connector>
          <draw:connector draw:style-name="gr80" draw:text-style-name="P8" draw:layer="layout" draw:type="line" svg:x1="27.2cm" svg:y1="14.5cm" svg:x2="23.335cm" svg:y2="11.354cm" draw:start-shape="id10" draw:start-glue-point="9" draw:end-shape="id23" draw:end-glue-point="9" svg:d="M27200 14500l-3865-3146" svg:viewBox="0 0 3866 3147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UML_20_Arrow" draw:display-name="UML Arrow" svg:viewBox="-0.0901699437494742 0 406.180339887499 756.090169943749" svg:d="M105 715c-2 9-7 17-13 24-7 7-15 12-23 15-9 2-19 3-28 1s-17-7-24-13c-7-7-12-15-15-23-2-9-3-19-1-28l150-650c2-5 3-10 6-14 5-9 11-15 20-20 8-5 17-7 26-7s18 2 27 7c8 5 14 11 19 20 3 4 4 9 6 14l150 650c2 9 1 19-1 28-3 8-8 16-15 23-7 6-15 11-24 13s-19 1-28-1c-8-3-16-8-23-15-6-7-11-15-13-24l-44-194v232h-53-53v-237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s" fo:country="A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8:33:15.655688271</meta:creation-date>
    <dc:date>2024-08-28T19:04:49.913775613</dc:date>
    <meta:editing-duration>PT11H12M19S</meta:editing-duration>
    <meta:editing-cycles>2</meta:editing-cycles>
    <meta:generator>LibreOffice/24.2.5.2$Linux_X86_64 LibreOffice_project/420$Build-2</meta:generator>
    <meta:document-statistic meta:object-count="86"/>
  </office:meta>
</office:document-meta>
</file>